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officeooo:rsid="000ab36e" officeooo:paragraph-rsid="000ab36e" style:font-size-asian="16pt" style:font-size-complex="16pt"/>
    </style:style>
    <style:style style:name="P2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fo:font-weight="bold" officeooo:rsid="000ab36e" officeooo:paragraph-rsid="000ab36e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font-size="16pt" officeooo:rsid="000ab36e" officeooo:paragraph-rsid="000ab36e" style:font-size-asian="16pt" style:font-size-complex="16pt"/>
    </style:style>
    <style:style style:name="P5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3">Umbrella – Marié Digby</text:p>
        <text:section text:style-name="Sect2" text:name="Seção2">
          <text:p text:style-name="P1">You had my heart<text:line-break/>We'll never be worlds apart<text:line-break/>Maybe in magazines, but you'll still be my star<text:line-break/>Baby cause in the dark, you can't see shiny cars<text:line-break/>And that's when you need me there<text:line-break/>With you I'll always share<text:line-break/>Because</text:p>
          <text:p text:style-name="P1"/>
          <text:p text:style-name="P2">When the sunshine, we shine together<text:line-break/>Told you I'll be here forever<text:line-break/>Said I'll always be your friend<text:line-break/>Took an oath I'm stick it out 'till the end<text:line-break/>Now that it's raining more than ever<text:line-break/>Know that we'll still have each other<text:line-break/>You can stand under my umbrella<text:line-break/>You can stand under my umbrella<text:line-break/>(Ella ella eh eh eh)<text:line-break/>Under my umbrella<text:line-break/>(Ella ella eh eh eh)<text:line-break/>Under my umbrella<text:line-break/>(Ella ella eh eh eh)<text:line-break/>Under my umbrella<text:line-break/>(Ella ella eh eh eh eh eh eh eh eh)</text:p>
          <text:p text:style-name="P2">These fancy things<text:line-break/>Will never come in between<text:line-break/>Your apart of my entity,<text:line-break/>Here for infinity<text:line-break/>When the war has dealt it's part<text:line-break/>When the world has dealt it's cards<text:line-break/>If the hand is hard, together we'll measure heart<text:line-break/>Because</text:p>
          <text:p text:style-name="P2"/>
          <text:p text:style-name="P2">When the sunshine, we shine together<text:line-break/>Told you I'll be here forever<text:line-break/>Said I'll always be your friend<text:line-break/>Took an oath I'm stick it out 'till the end<text:line-break/>Now that it's raining more than ever<text:line-break/>Know that we'll still have each other<text:line-break/>You can stand under my umbrella<text:line-break/>You can stand under my umbrella<text:line-break/>(Ella ella eh eh eh)<text:line-break/>Under my umbrella<text:line-break/>(Ella ella eh eh eh)<text:line-break/>Under my umbrella<text:line-break/>(Ella ella eh eh eh)<text:line-break/>Under my umbrella<text:line-break/>(Ella ella eh eh eh eh eh eh eh eh)</text:p>
          <text:p text:style-name="P2"><text:soft-page-break/>You can run into my arms<text:line-break/>It's OK, don't be alarmed<text:line-break/>Commit to me<text:line-break/>(There's no distance in between our love)<text:line-break/>So, go and let the rain pour<text:line-break/>I'll be all you need and more<text:line-break/>Because</text:p>
          <text:p text:style-name="P2">When the sunshine, we shine together<text:line-break/>Told you I'll be here forever<text:line-break/>Said I'll always be your friend<text:line-break/>Took an oath I'm stick it out 'till the end<text:line-break/>Now that it's raining more than ever<text:line-break/>Know that we'll still have each other<text:line-break/>You can stand under my umbrella<text:line-break/>You can stand under my umbrella<text:line-break/>(Ella ella eh eh eh)<text:line-break/>Under my umbrella<text:line-break/>(Ella ella eh eh eh)<text:line-break/>Under my umbrella<text:line-break/>(Ella ella eh eh eh)<text:line-break/>Under my umbrella<text:line-break/>(Ella ella eh eh eh eh eh eh eh eh)</text:p>
          <text:p text:style-name="P2">It's raining, raining, raining,<text:line-break/>Oh baby it's raining (raining)<text:line-break/>Baby come in to me, Come in to me<text:line-break/>It's raining, raining, raining<text:line-break/>Oh baby it's raining (raining)<text:line-break/>You can always come in to me,<text:line-break/>Come back To me</text:p>
          <text:p text:style-name="P2">Under my umbrella<text:line-break/>(Ella ella eh eh eh)<text:line-break/>Under my umbrella<text:line-break/>(Ella ella eh eh eh)<text:line-break/>Under my umbrella<text:line-break/>(Ella ella eh eh eh)<text:line-break/>Under my umbrella<text:line-break/>(Ella ella eh eh eh)<text:line-break/>Under my umbrella<text:line-break/>(Ella ella eh eh eh)<text:line-break/>Under my umbrella<text:line-break/>(Ella ella eh eh eh eh eh eh eh é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/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06cm" fo:margin-bottom="0.9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5:43:57.836000000</meta:creation-date>
    <dc:date>2024-05-19T16:12:27.024000000</dc:date>
    <meta:editing-duration>PT7M50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9" meta:word-count="475" meta:character-count="2372" meta:non-whitespace-character-count="1905"/>
  </office:meta>
</office:document-meta>
</file>